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c3cf9" officeooo:paragraph-rsid="003c3cf9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4" style:family="paragraph" style:parent-style-name="Standard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6" style:family="paragraph" style:parent-style-name="Text_20_body">
      <style:paragraph-properties fo:text-align="center" style:justify-single-word="false"/>
      <style:text-properties officeooo:rsid="000ef043" officeooo:paragraph-rsid="000ef043"/>
    </style:style>
    <style:style style:name="P1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paragraph-rsid="003d311d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438696" officeooo:paragraph-rsid="0043869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style:font-size-complex="14pt"/>
    </style:style>
    <style:style style:name="T4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fo:color="#ff0000"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fo:color="#ff0000" style:font-name="Times New Roman" fo:font-size="14pt" fo:language="ru" fo:country="RU" fo:font-weight="bold" officeooo:rsid="0040360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fo:color="#ff0000" style:font-name="Times New Roman" style:font-size-complex="14pt"/>
    </style:style>
    <style:style style:name="T8" style:family="text">
      <style:text-properties fo:color="#ff0000" style:font-name="Times New Roman" officeooo:rsid="003c3cf9" style:font-size-complex="14pt"/>
    </style:style>
    <style:style style:name="T9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ff0000" style:font-name="Times New Roman" fo:font-size="14pt" fo:language="ru" fo:country="RU" officeooo:rsid="0040360b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officeooo:rsid="003c3cf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56c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8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Book_20_Title"><text:span text:style-name="T1">отчет</text:span></text:span></text:p>
      <text:p text:style-name="P2"><text:span text:style-name="T2">по лабораторной работе</text:span><text:span text:style-name="T4"> №</text:span><text:span text:style-name="T6">5</text:span></text:p>
      <text:p text:style-name="P2"><text:span text:style-name="T2">по дисциплине </text:span><text:span text:style-name="T9">«</text:span><text:span text:style-name="T5">Сети и телекоммуникации</text:span><text:span text:style-name="T9">»</text:span></text:p>
      <text:p text:style-name="P2"><text:span text:style-name="Book_20_Title"><text:span text:style-name="T10">Тема: </text:span></text:span><text:span text:style-name="Book_20_Title"><text:span text:style-name="T11">Изучение механизмов трансляции сетевых адресов: NAT, MASQUERADE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</text:span><text:span text:style-name="T7">ка</text:span><text:span text:style-name="T3"> гр. </text:span><text:span text:style-name="T8">9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Лавров А.А.</text:p>
          </table:table-cell>
        </table:table-row>
      </table:table>
      <text:p text:style-name="P6"/>
      <text:p text:style-name="P6"/>
      <text:p text:style-name="P6">Санкт-Петербург</text:p>
      <text:p text:style-name="P13">20<text:span text:style-name="T12">21</text:span></text:p>
      <text:h text:style-name="P18" text:outline-level="2">Цель работы.</text:h>
      <text:p text:style-name="P12"><text:span text:style-name="T12"><text:tab/>Целью работы является изучение механизмов преобразования сетевых ад</text:span>ресов: NAT, Masquerade.</text:p>
      <text:p text:style-name="P12"><text:tab/>В лабораторной работе подробно рассмотрим некоторые сетевые возможности VirtualBox, который будет использован для создания необходимой инфраструктуры.</text:p>
      <text:p text:style-name="P12"><text:tab/>Для достижения поставленной цели необходимо решить следующие задачи:</text:p>
      <text:p text:style-name="P12"><text:tab/>1. Создать три виртуальные машины из лабораторной 1.</text:p>
      <text:p text:style-name="P12"><text:tab/>2. Настроить имена, IP-адреса для каждой из подсетей в соответствии с<text:span text:style-name="T15">о </text:span>схемой.</text:p>
      <text:p text:style-name="P12"><text:tab/>3. Настроить переадресацию пакетов между сетевыми интерфейсами для машины с NAT. Запретить прямой доступ между двумя частными подсетями (прим. автора: необходимо для воссоздания условий, приближенных к реальным).</text:p>
      <text:p text:style-name="P12"><text:tab/>4. Настроить Masquerade на NAT-машине и проверить доступ к сети Интернет с других машин и отсутствие доступа между собой.</text:p>
      <text:p text:style-name="P12">5. Настроить доступ к сети Интернет для одной из машин с помощью</text:p>
      <text:p text:style-name="P12">sNAT.</text:p>
      <text:p text:style-name="P12"><text:tab/>6. Добавить вторичный IP-адрес на NAT-машину, по которому в дальнейшем будет отвечать на внешние запросы машина из предыдущего пункта.</text:p>
      <text:p text:style-name="P12"><text:tab/>7. Настроить dNAT для доступа к машине из внешней сети. Проверить</text:p>
      <text:p text:style-name="P12">настройки.</text:p>
      <text:p text:style-name="P16"/>
      <text:h text:style-name="Heading_20_2" text:outline-level="2">Задание.</text:h>
      <text:p text:style-name="Text_20_body">3.3. Общая формулировка задачи</text:p>
      <text:p text:style-name="Text_20_body">Сначала необходимо изучить схему создания инфраструктуры для выполнения лабораторной работы. На рис. 2 отображена общая схема сети, в <text:soft-page-break/>которой для доступа внутренних машин к сети переадресация необходима. Для настройки инфраструктуры на одном компьютере понадобится выполнить дополнительные действия (рис. 3). Они описаны в подразделе «Построение инфраструктуры для выполнения работы».</text:p>
      <text:p text:style-name="Text_20_body">Необходимо решить следующие задачи:</text:p>
      <text:p text:style-name="Text_20_body">1. «Создать и настроить инфраструктуру для выполнения лабораторной работы». Развернуть 3 виртуальных машины (лабораторная 1). Настроить их в соответствии с подразделом «Построение инфраструктуры для выполнения работы».</text:p>
      <text:p text:style-name="Text_20_body">2. «Настройка доступа с ub1, ub2 в сеть Интернет с использованием Masquerade». Настройте ub-nat, используя MASQURADE, так, чтобы машины ub1 и ub2 имели доступ в сеть Интернет.</text:p>
      <text:p text:style-name="Text_20_body">3. «Настройка доступа с ub1, ub2 в сеть Интернет с использованием</text:p>
      <text:p text:style-name="P20">sNAT». Настройте ub-nat, используя sNAT, так, чтобы машины ub1 иub2 имели доступ в сеть Интернет.</text:p>
      <text:p text:style-name="Text_20_body">4. «Настройка доступа с ub2 на ub1 с использованием dNAT».</text:p>
      <text:p text:style-name="Text_20_body">Настройте ub-nat, используя dNAT, так, чтобы cмашины ub2можно было получить доступ к ub1, используя IP-адрес из NAT-сети. Проверить успешность настроек можно выполнив с узла ub2 команду: ssh «SecondaryNatIPaddress». В результате подключения будет отображено имя виртуальной машины ub1. Пример:</text:p>
      <text:p text:style-name="Text_20_body">root@ub2:/home/user# ssh user@10.0.2.100</text:p>
      <text:p text:style-name="Text_20_body">user@10.0.2.100'spassword:</text:p>
      <text:p text:style-name="Text_20_body">user@ub1:~$</text:p>
      <text:p text:style-name="Text_20_body">В данном примере вторичный IP-адрес на ub-nat настроен на интерфейсе, подключенном к NAT-сети – IP-адрес: 10.0.2.100. При правильной настройке ssh доступ к этому IP-адресу будет открывать сессию с ub1.</text:p>
      <text:p text:style-name="Text_20_body">3.4. Описание последовательности выполнения работы</text:p>
      <text:p text:style-name="Text_20_body"><text:soft-page-break/>Данную работу следует выполнять строго в последовательности, указанной в общей формулировке задач. Для проверки доступности/недоступности узлов использовать команду ping:</text:p>
      <text:p text:style-name="Text_20_body">ping 8.8.8.8 # для проверки выхода в сеть Интернет</text:p>
      <text:p text:style-name="Text_20_body">ping 10.0.1.3 # для проверки доступности узлов, подставляя необходимый IP-адрес</text:p>
      <text:p text:style-name="Text_20_body">Для отладки рекомендуется использовать утилиту tcpdump. Выполняется она от имени суперпользователя ( sudosu ). Данная команда отобразит все пакеты протокола ICMP, проходящие через все сетевые интерфейсы компьютера:</text:p>
      <text:p text:style-name="Text_20_body"># tcpdump –p icmp –i any</text:p>
      <text:p text:style-name="Text_20_body">Чтобы проверить наличие проходящих пакетов на конкретном интерфейсе, например, eth0:</text:p>
      <text:p text:style-name="Text_20_body"># tcpdump –p icmp –i eth0</text:p>
      <text:p text:style-name="Text_20_body">Перед выполнением работ стоит отметить, что имена сетевых интерфейсов могут отличаться. Проверить это можно с помощью команды: ip a</text:p>
      <text:p text:style-name="Text_20_body">Вот пример результата вызова данной команды:</text:p>
      <text:p text:style-name="Text_20_body">root@ub1:/home/user# ip a</text:p>
      <text:p text:style-name="Text_20_body">1: lo: &lt;LOOPBACK,UP,LOWER_UP&gt;mtu 65536 qdiscnoqueue state</text:p>
      <text:p text:style-name="Text_20_body">UNKNOWN group default qlen 1</text:p>
      <text:p text:style-name="Text_20_body">link/loopback 00:00:00:00:00:00brd 00:00:00:00:00:00</text:p>
      <text:p text:style-name="Text_20_body">inet 127.0.0.1/8 scope host lo</text:p>
      <text:p text:style-name="Text_20_body">valid_lft forever preferred_lft forever</text:p>
      <text:p text:style-name="Text_20_body">inet6 ::1/128 scope host</text:p>
      <text:p text:style-name="Text_20_body">valid_lft forever preferred_lft forever</text:p>
      <text:p text:style-name="Text_20_body">2: enp0s3: &lt;BROADCAST,MULTICAST,UP,LOWER_UP&gt;mtu 1500 qdiscp-</text:p>
      <text:p text:style-name="Text_20_body">fifo_fast state UP group default qlen 1000</text:p>
      <text:p text:style-name="Text_20_body"><text:soft-page-break/>link/ether 08:00:27:f0:15:29 brdff:ff:ff:ff:ff:ff</text:p>
      <text:p text:style-name="Text_20_body">inet 192.168.56.103/24 brd 192.168.56.255 scope global enp0s3</text:p>
      <text:p text:style-name="Text_20_body">valid_lft forever preferred_lft forever</text:p>
      <text:p text:style-name="Text_20_body">inet6 fe80::a00:27ff:fef0:1529/64 scope link</text:p>
      <text:p text:style-name="Text_20_body">valid_lft forever preferred_lft forever</text:p>
      <text:p text:style-name="Text_20_body">3: enp0s8: &lt;BROADCAST,MULTICAST,UP,LOWER_UP&gt;mtu 1500 qdiscp-</text:p>
      <text:p text:style-name="Text_20_body">fifo_fast state UP group default qlen 1000</text:p>
      <text:p text:style-name="Text_20_body">link/ether 08:00:27:bb:01:6d brdff:ff:ff:ff:ff:ff</text:p>
      <text:p text:style-name="Text_20_body">inet 10.0.1.2/24 brd 10.0.1.255 scope global enp0s8</text:p>
      <text:p text:style-name="Text_20_body">valid_lft forever preferred_lft forever</text:p>
      <text:p text:style-name="Text_20_body">inet6 fe80::a00:27ff:febb:16d/64 scope link</text:p>
      <text:p text:style-name="Text_20_body">valid_lft forever preferred_lft forever</text:p>
      <text:p text:style-name="Text_20_body">В данном примере на узле ub1 настроены 3 интерфейса: lo – интерфейс-петля. enp0s3 – интерфейс, подключенный к сети «Виртуальный адаптер хоста». enp0s8 – интерфейс во внутренней сети Intranet1.</text:p>
      <text:p text:style-name="Text_20_body">При выполнении первой задачи «Создать и настроить инфраструктуру</text:p>
      <text:p text:style-name="Text_20_body">для выполнения лабораторной работы» необходимо отразить в отчете результаты настройки: выполненные команды на узлах, недоступность ub2 с ub1.</text:p>
      <text:p text:style-name="Text_20_body">Наличие подключения к сети Интернет с виртуальной машины ub-nat и отсутствие с ub1 и ub2. Также необходимо проверить доступ с ub1 и ub2 к интерфейсу ub-nat, подключенному к NAT сети.</text:p>
      <text:p text:style-name="Text_20_body">В результате выполнения второй задачи «Настройка доступа с ub1, ub2 в сеть Интернет с использованием Masquerade» необходимо продемонстрировать доступ с ub1, ub2 в сеть Интернет. А также, что ub1 нет доступа к ub2.</text:p>
      <text:p text:style-name="Text_20_body">Также нужно предоставить выполненные команды для достижения задачи.</text:p>
      <text:p text:style-name="Text_20_body"><text:soft-page-break/>Для того, чтобы сбросить настройки iptables, можно воспользоваться следующими командами:</text:p>
      <text:p text:style-name="Text_20_body"># iptables -F; iptables -t nat -F; iptables -t mangle –F</text:p>
      <text:p text:style-name="Text_20_body">Пользоваться этим можно каждый раз, если настройки были выполнены неверно. При выполнении задачи «Настройка доступа с ub1, ub2 в сеть Интернет с использованием sNAT» результатом является отчет, аналогичный отчету в задаче с настройкой с использованием Masquerade.</text:p>
      <text:p text:style-name="Text_20_body">В начале работы над задачей «Настройка доступа с ub2 на ub1 с использованием dNAT» необходимо настроить « SecondaryNatIPaddress» на ub-nat.</text:p>
      <text:p text:style-name="Text_20_body">Пример настройки файла /etc/network/interfaces указан далее (подменить имя интерфейса и IP-адрес на соответствующие):</text:p>
      <text:p text:style-name="Text_20_body">ifaceeth0inet static</text:p>
      <text:p text:style-name="Text_20_body">address 10.234.23.108</text:p>
      <text:p text:style-name="Text_20_body">netmask 255.255.255.0</text:p>
      <text:p text:style-name="Text_20_body">После редактирования файла необходимо перезагрузить виртуальную машину. Проверить успешность данной настройки можно таким образом:</text:p>
      <text:p text:style-name="Text_20_body">root@ub2:/home/user# ssh user@10.234.23.108</text:p>
      <text:p text:style-name="Text_20_body">user@10.234.23.108'spassword:</text:p>
      <text:p text:style-name="Text_20_body">user@ub-nat:~$</text:p>
      <text:p text:style-name="Text_20_body">Как видно, подключение по ssh открывает доступ к ub-nat. Успешным выполнением данной задачи будет являться демонстрация ssh-подключения к вторичному IP-адресу, в результате которой будет открывать сессия с ub1:</text:p>
      <text:p text:style-name="Text_20_body">user@10.234.23.108'spassword:</text:p>
      <text:p text:style-name="Text_20_body">user@ub1:~$</text:p>
      <text:p text:style-name="P22"/>
      <text:h text:style-name="Heading_20_2" text:outline-level="2"><text:soft-page-break/></text:h>
      <text:h text:style-name="Heading_20_2" text:outline-level="2"/>
      <text:h text:style-name="Heading_20_2" text:outline-level="2">Выполнение работы.</text:h>
      <text:p text:style-name="P19"/>
      <text:p text:style-name="Text_20_body"/>
      <text:p text:style-name="P23"><text:tab/><text:span text:style-name="T13">Ответы на контрольные вопросы.</text:span></text:p>
      <text:p text:style-name="P23"><text:span text:style-name="T13"><text:tab/></text:span><text:span text:style-name="T14">3.5. Вопросы для контроля</text:span></text:p>
      <text:p text:style-name="P23"><text:span text:style-name="T14"><text:tab/>1. Для чего используется трансляция сетевых адресов?</text:span></text:p>
      <text:p text:style-name="P23"><text:span text:style-name="T14"><text:tab/>Ответ:</text:span></text:p>
      <text:p text:style-name="P23"><text:span text:style-name="T14"><text:tab/>2. Чем Masquerade отличается от NAT?</text:span></text:p>
      <text:p text:style-name="P23"><text:span text:style-name="T14"><text:tab/>Ответ:</text:span></text:p>
      <text:p text:style-name="P23"><text:span text:style-name="T14"><text:tab/>3. Чем sNAT отличается от dNAT?</text:span></text:p>
      <text:p text:style-name="P23"><text:span text:style-name="T14"><text:tab/>Ответ:</text:span></text:p>
      <text:p text:style-name="P23"><text:span text:style-name="T14"><text:tab/>4. Что необходимо настроить, чтобы устройства из внешней сети имели</text:span></text:p>
      <text:p text:style-name="P23"><text:span text:style-name="T14">доступ к узлу внутренней сети?</text:span></text:p>
      <text:p text:style-name="P23"><text:span text:style-name="T14"><text:tab/>Ответ:</text:span></text:p>
      <text:p text:style-name="P23"><text:span text:style-name="T14"><text:tab/>5. Как может выполняться проверка сетевых настроек в ОС Ubuntu?</text:span></text:p>
      <text:p text:style-name="P23"><text:span text:style-name="T14"><text:tab/>Ответ:</text:span></text:p>
      <text:p text:style-name="P23"><text:span text:style-name="T14"><text:tab/>6. Какой тип сети в VirtualBox не имеет выхода к внешним сетям?</text:span></text:p>
      <text:p text:style-name="P23"><text:span text:style-name="T14"><text:tab/>Ответ:</text:span></text:p>
      <text:p text:style-name="P23"><text:span text:style-name="T14"><text:tab/>7. Какой тип сети в VIrtualBox имеет выход только к одному узлу во</text:span></text:p>
      <text:p text:style-name="P23"><text:span text:style-name="T14">внешней сети? Какой это узел?</text:span></text:p>
      <text:p text:style-name="P23"><text:span text:style-name="T14"><text:tab/>Ответ: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14"><text:soft-page-break/></text:p>
      <text:h text:style-name="Heading_20_2" text:outline-level="2">Выводы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55M31S</meta:editing-duration>
    <meta:editing-cycles>39</meta:editing-cycles>
    <meta:generator>LibreOffice/6.4.6.2$Linux_X86_64 LibreOffice_project/40$Build-2</meta:generator>
    <dc:date>2021-03-10T01:21:04.303263919</dc:date>
    <meta:document-statistic meta:table-count="1" meta:image-count="0" meta:object-count="0" meta:page-count="8" meta:paragraph-count="116" meta:word-count="984" meta:character-count="7501" meta:non-whitespace-character-count="6604"/>
  </office:meta>
</office:document-meta>
</file>